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ontserrat" svg:font-family="Montserrat" style:font-pitch="variable"/>
    <style:font-face style:name="Montserrat1" svg:font-family="Montserrat" style:font-adornments="Leicht" style:font-pitch="variable"/>
    <style:font-face style:name="Montserrat2" svg:font-family="Montserrat" style:font-adornments="Light" style:font-pitch="variable"/>
    <style:font-face style:name="Montserrat3" svg:font-family="Montserrat" style:font-adornments="Regular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Date">
      <style:text-properties style:font-name="Montserrat"/>
    </style:style>
    <style:style style:name="P3" style:family="paragraph" style:parent-style-name="Title">
      <style:text-properties style:font-name="Montserrat"/>
    </style:style>
    <style:style style:name="P4" style:family="paragraph" style:parent-style-name="Heading_20_1" style:master-page-name="">
      <loext:graphic-properties draw:fill="none"/>
      <style:paragraph-properties fo:margin-left="1.199cm" fo:margin-right="0cm" fo:margin-top="0.423cm" fo:margin-bottom="0.212cm" style:contextual-spacing="false" fo:hyphenation-ladder-count="1" fo:text-indent="-1.199cm" style:auto-text-indent="false" style:page-number="auto" fo:background-color="transparent" fo:keep-with-next="always" text:number-lines="true" text:line-number="1"/>
      <style:text-properties style:font-name="Montserrat" fo:hyphenate="true" fo:hyphenation-remain-char-count="4" fo:hyphenation-push-char-count="4" loext:hyphenation-no-caps="true" loext:hyphenation-no-last-word="true" loext:hyphenation-word-char-count="4" loext:hyphenation-zone="no-limit"/>
    </style:style>
    <style:style style:name="P5" style:family="paragraph" style:parent-style-name="Quotations">
      <style:text-properties officeooo:rsid="0021bd6a" officeooo:paragraph-rsid="0021bd6a"/>
    </style:style>
    <style:style style:name="P6" style:family="paragraph" style:parent-style-name="Text_20_body" style:list-style-name="L1">
      <style:text-properties style:font-name="Montserrat"/>
    </style:style>
    <style:style style:name="P7" style:family="paragraph" style:parent-style-name="Text_20_body" style:list-style-name="L2">
      <style:text-properties style:font-name="Montserrat"/>
    </style:style>
    <style:style style:name="P8" style:family="paragraph" style:parent-style-name="Text_20_body" style:list-style-name="L2">
      <style:text-properties style:font-name="Montserrat" officeooo:rsid="00240a23" officeooo:paragraph-rsid="00240a23"/>
    </style:style>
    <style:style style:name="T1" style:family="text">
      <style:text-properties officeooo:rsid="00240a23"/>
    </style:style>
    <style:style style:name="T2" style:family="text">
      <style:text-properties fo:font-size="16.1000003814697pt" fo:font-weight="bold" style:font-name-asian="Lucida Sans Unicode" style:font-size-asian="16.1000003814697pt" style:font-weight-asian="bold" style:font-name-complex="Tahoma1" style:font-size-complex="16.1000003814697pt" style:font-weight-complex="bold"/>
    </style:style>
    <style:style style:name="T3" style:family="text">
      <style:text-properties officeooo:rsid="002598f9"/>
    </style:style>
    <text:list-style style:name="L1">
      <text:list-level-style-number text:level="1" text:style-name="Numbering_20_Symbols" loext:num-list-format="%1%." style:num-suffix="." style:num-format="1">
        <style:list-level-properties text:min-label-width="1.016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min-label-width="1.016cm"/>
      </text:list-level-style-number>
      <text:list-level-style-number text:level="2" text:style-name="Numbering_20_Symbols" loext:num-list-format="%2%)" style:num-suffix=")" style:num-format="a">
        <style:list-level-properties text:space-before="1.016cm" text:min-label-width="1.016cm"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atzung</text:p>
      <text:p text:style-name="P2">13.04.2018</text:p>
      <text:p text:style-name="P5">Dies ist ein Testzitat.</text:p>
      <text:p text:style-name="P5">Es testet heute.</text:p>
      <text:h text:style-name="Heading_20_1" text:outline-level="1">Name, <text:span text:style-name="T2">Sitz</text:span></text:h>
      <text:list text:style-name="L1">
        <text:list-item>
          <text:p text:style-name="P6">Die Genossenschaft heißt “<text:span text:style-name="T1">Test eG</text:span>”.</text:p>
        </text:list-item>
        <text:list-item>
          <text:p text:style-name="P6">Der Sitz der Genossenschaft ist <text:span text:style-name="T1">im Internet</text:span>.</text:p>
        </text:list-item>
      </text:list>
      <text:h text:style-name="P4" text:outline-level="1">Zweck und Gegenstand</text:h>
      <text:list text:style-name="L2">
        <text:list-item>
          <text:p text:style-name="P7">Die Genossenschaft bezweckt <text:span text:style-name="T1">das Herumspielen mit automatisch generierten ODF-Dateien</text:span>.</text:p>
        </text:list-item>
        <text:list-item>
          <text:p text:style-name="P7">Der Gegenstand der Genossenschaft ist:</text:p>
          <text:list>
            <text:list-item>
              <text:p text:style-name="P8">einzeiliger Testabsatz,</text:p>
            </text:list-item>
            <text:list-item>
              <text:p text:style-name="P8">mehrzeiliger Testabsatz inkl. dem dazu nötigen langatmigen Blafasel und so weiter.</text:p>
            </text:list-item>
          </text:list>
        </text:list-item>
        <text:list-item>
          <text:p text:style-name="P7">D<text:span text:style-name="T1">as Herumspielen mit proprietären Dateiformaten ist unzulässig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ontserrat" svg:font-family="Montserrat" style:font-pitch="variable"/>
    <style:font-face style:name="Montserrat1" svg:font-family="Montserrat" style:font-adornments="Leicht" style:font-pitch="variable"/>
    <style:font-face style:name="Montserrat2" svg:font-family="Montserrat" style:font-adornments="Light" style:font-pitch="variable"/>
    <style:font-face style:name="Montserrat3" svg:font-family="Montserrat" style:font-adornments="Regular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1" style:page-number="auto"/>
      <style:text-properties style:font-name="DejaVu Sans1" fo:font-family="'DejaVu Sans'" style:font-style-name="Regular" style:font-family-generic="swiss" style:font-pitch="variable" fo:hyphenate="true" fo:hyphenation-remain-char-count="4" fo:hyphenation-push-char-count="4" loext:hyphenation-no-caps="true" loext:hyphenation-no-last-word="true" loext:hyphenation-word-char-count="4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1" fo:font-family="'DejaVu Sans'" style:font-style-name="Regular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499cm" fo:margin-right="0cm" fo:margin-top="0.152cm" fo:margin-bottom="0.152cm" style:contextual-spacing="false" fo:text-indent="0cm" style:auto-text-indent="false" style:page-number="auto" style:writing-mode="page">
        <style:tab-stops/>
      </style:paragraph-properties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text:number-lines="true" text:line-number="1"/>
      <style:text-properties style:font-name="Montserrat" fo:font-family="Montserrat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 style:master-page-name="">
      <style:paragraph-properties fo:margin-left="2cm" fo:margin-right="1cm" fo:margin-top="0cm" fo:margin-bottom="0.15cm" style:contextual-spacing="false" fo:text-indent="0cm" style:auto-text-indent="false" style:page-number="auto"/>
      <style:text-properties fo:color="#127622" loext:opacity="100%" fo:background-color="transparen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center" style:justify-single-word="false"/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Montserrat1" fo:font-family="Montserrat" style:font-style-name="Leicht" style:font-pitch="variable" fo:font-size="28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>
      <style:text-properties style:text-position="0% 100%" style:text-underline-style="none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§ %1%" style:num-prefix="§ " style:num-format="1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space-before="0.401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." style:num-suffix=".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2598f9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Seite </text:span><text:page-number text:select-page="current">1</text:page-number>/<text:page-count>1</text:page-count> 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atzung</dc:title>
    <dc:date>2023-05-27T16:21:22.021920486</dc:date>
    <meta:editing-duration>PT5H44M28S</meta:editing-duration>
    <meta:editing-cycles>12</meta:editing-cycles>
    <meta:generator>LibreOffice/7.4.5.1$Linux_X86_64 LibreOffice_project/40$Build-1</meta:generator>
    <meta:document-statistic meta:table-count="0" meta:image-count="0" meta:object-count="0" meta:page-count="1" meta:paragraph-count="14" meta:word-count="73" meta:character-count="486" meta:non-whitespace-character-count="435"/>
  </office:meta>
</office:document-meta>
</file>